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8703" officeooo:paragraph-rsid="00288703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2a0b07" officeooo:paragraph-rsid="002a0b07" style:font-weight-asian="normal" style:font-name-complex="Arial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76a3f" officeooo:paragraph-rsid="00276a3f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a0b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Asignación <text:span text:style-name="T3">puntual</text:span> de recurs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3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3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8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6">El recurso <text:span text:style-name="T3">debe estar disponible en el tiempo determinado indicad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8">El recurso podrá ser asignado puntualmente más veces siempre y cuando no coincida con ninguna de sus asignaciones puntual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3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1">Asignar un recurso <text:span text:style-name="T3">puntualmente</text:span> a un determinado uso.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Al asignar el recurso <text:span text:style-name="T3">puntualmente</text:span>, <text:span text:style-name="T3">éste podrá ser usado para cualquier otra acción siempre y cuando no coincida con ninguna de sus asignaciones puntuales restantes. </text:span>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1</text:p>
          </table:table-cell>
          <table:table-cell table:style-name="Tabla4.B2" office:value-type="string">
            <text:p text:style-name="P26">Personal <text:span text:style-name="T2">administrativo: Solicita la asignación de forma puntual de un recurso</text:span></text:p>
          </table:table-cell>
          <table:table-cell table:style-name="Tabla4.C2" office:value-type="string">
            <text:p text:style-name="P29"/>
          </table:table-cell>
          <table:table-cell table:style-name="Tabla4.D2" office:value-type="string">
            <text:p text:style-name="P30"/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27"/>
          </table:table-cell>
          <table:table-cell table:style-name="Tabla4.C3" office:value-type="string">
            <text:p text:style-name="P22">2</text:p>
          </table:table-cell>
          <table:table-cell table:style-name="Tabla4.D3" office:value-type="string">
            <text:p text:style-name="P26">El sistema comprueba que est<text:span text:style-name="T3">á </text:span>logueado correctamente.</text:p>
          </table:table-cell>
        </table:table-row>
        <table:table-row table:style-name="Tabla4.1">
          <table:table-cell table:style-name="Tabla4.A4" office:value-type="string">
            <text:p text:style-name="P21"/>
          </table:table-cell>
          <table:table-cell table:style-name="Tabla4.B4" office:value-type="string">
            <text:p text:style-name="P28"/>
          </table:table-cell>
          <table:table-cell table:style-name="Tabla4.C4" office:value-type="string">
            <text:p text:style-name="P21">3</text:p>
          </table:table-cell>
          <table:table-cell table:style-name="Tabla4.D4" office:value-type="string">
            <text:p text:style-name="P26">El sistema pregunta los datos sobre el <text:span text:style-name="T2">las personas que van a hacer uso de dicho recurso y el propio recurso en si, asi como del tiempo de uso.</text:span></text:p>
          </table:table-cell>
        </table:table-row>
        <table:table-row table:style-name="Tabla4.1">
          <table:table-cell table:style-name="Tabla4.A5" office:value-type="string">
            <text:p text:style-name="P22">4</text:p>
          </table:table-cell>
          <table:table-cell table:style-name="Tabla4.B5" office:value-type="string">
            <text:p text:style-name="P26">Personal: introduce los datos <text:span text:style-name="T2">del recurso, sus objetos (maquinas, material) asignado y los datos de los empleados que lo van a utilizar y por su puesto, el tiempo en que será utilizado.</text:span></text:p>
          </table:table-cell>
          <table:table-cell table:style-name="Tabla4.C5" office:value-type="string">
            <text:p text:style-name="P22"/>
          </table:table-cell>
          <table:table-cell table:style-name="Tabla4.D5" office:value-type="string">
            <text:p text:style-name="P31"/>
          </table:table-cell>
        </table:table-row>
        <table:table-row table:style-name="Tabla4.1">
          <table:table-cell table:style-name="Tabla4.A6" office:value-type="string">
            <text:p text:style-name="P25"/>
          </table:table-cell>
          <table:table-cell table:style-name="Tabla4.B6" office:value-type="string">
            <text:p text:style-name="P31"/>
          </table:table-cell>
          <table:table-cell table:style-name="Tabla4.C6" office:value-type="string">
            <text:p text:style-name="P25">5</text:p>
          </table:table-cell>
          <table:table-cell table:style-name="Tabla4.D6" office:value-type="string">
            <text:p text:style-name="P32">El sistema guarda toda la información y indica que dicho recurso podrá utilizarse temporalmente <text:span text:style-name="T3">siempre y cuadno no coincida con el resto de asignaciones.</text:span></text:p>
          </table:table-cell>
        </table:table-row>
        <table:table-row table:style-name="Tabla4.1">
          <table:table-cell table:style-name="Tabla4.A7" office:value-type="string">
            <text:p text:style-name="P24">6</text:p>
          </table:table-cell>
          <table:table-cell table:style-name="Tabla4.B7" office:value-type="string">
            <text:p text:style-name="P32">Si no desea hacer ninguna otra operación cierra la aplicación.</text:p>
          </table:table-cell>
          <table:table-cell table:style-name="Tabla4.C7" office:value-type="string">
            <text:p text:style-name="P23"/>
          </table:table-cell>
          <table:table-cell table:style-name="Tabla4.D7" office:value-type="string">
            <text:p text:style-name="P31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2" office:value-type="string">
            <text:p text:style-name="P7"><text:s/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<text:span text:style-name="T3">25</text:span> veces a la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5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7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5">Medi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5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3:01:14.735634981</dc:date>
    <meta:editing-cycles>21</meta:editing-cycles>
    <meta:editing-duration>PT1H16M42S</meta:editing-duration>
    <meta:generator>LibreOffice/5.1.6.2$Linux_X86_64 LibreOffice_project/10m0$Build-2</meta:generator>
    <meta:document-statistic meta:table-count="7" meta:image-count="0" meta:object-count="0" meta:page-count="1" meta:paragraph-count="51" meta:word-count="234" meta:character-count="1461" meta:non-whitespace-character-count="1275"/>
  </office:meta>
</office:document-meta>
</file>